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b908a" officeooo:paragraph-rsid="000b908a"/>
    </style:style>
    <style:style style:name="P2" style:family="paragraph" style:parent-style-name="Text_20_body">
      <style:text-properties officeooo:rsid="000cf974" officeooo:paragraph-rsid="000cf974"/>
    </style:style>
    <style:style style:name="P3" style:family="paragraph" style:parent-style-name="Text_20_body">
      <style:text-properties officeooo:rsid="000db520" officeooo:paragraph-rsid="000db520"/>
    </style:style>
    <style:style style:name="T1" style:family="text">
      <style:text-properties officeooo:rsid="000b908a"/>
    </style:style>
    <style:style style:name="T2" style:family="text">
      <style:text-properties officeooo:rsid="000db5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基本假设</text:h>
      <text:p text:style-name="Text_20_body"><text:span text:style-name="T1">1. 用户在各个平台的评论内容大致相似，即使用相似的词汇，采用相似的语言表达方式</text:span></text:p>
      <text:p text:style-name="P1">2. 用户的评论反映自己的实际想法<text:span text:style-name="T2">，不是虚假评论</text:span></text:p>
      <text:h text:style-name="Heading_20_1" text:outline-level="1">实验思路</text:h>
      <text:p text:style-name="Text_20_body">通过词性标注，采集到该产品的特征词汇，根据这些特征词汇匹配出相应的表达模板，把模板应用到整个数据集上，形成特征情感词对，根据情感词分析用户对于产品特定方面的情感</text:p>
      <text:h text:style-name="Heading_20_1" text:outline-level="1">实验步骤</text:h>
      <text:p text:style-name="P1">1. 将句子进行分词工作，同时保留分词后的词性。采用jieba.posseg提供的分词函数完成。</text:p>
      <text:p text:style-name="P1">2. 找出特征词。特征词我认为是名词(如质量、产品、物流)或者动词(包装)</text:p>
      <text:p text:style-name="P1">3. 根据模板，寻找特征词、情感词对。本实验采用的模板有:</text:p>
      <text:p text:style-name="P1"><text:tab/>a. 名词+形容词 /n + /a <text:s text:c="3"/>如:质量不错</text:p>
      <text:p text:style-name="P1"><text:tab/>b. 名词+副词+形容词 <text:s/>/n + /d + /a <text:s text:c="2"/>如:质量很不错</text:p>
      <text:p text:style-name="P1"><text:tab/>c. 名词+副词+副词+形容词 <text:s/>/n + /d + /d + /a <text:s text:c="2"/>如:质量真的很不错，物流确实很给力</text:p>
      <text:p text:style-name="P1"><text:tab/>d. 动词+形容词 <text:s/>/v + /a <text:s text:c="2"/>如：保湿很好，包装严实</text:p>
      <text:p text:style-name="P2">4. 按照特征词进行类别划分，本实验中为了对不同平台进行对比，选取了产品质量、物流速度、客服态度、价格这么几个类别。将步骤三中提取到的特征词划分到这四类之中。</text:p>
      <text:p text:style-name="P2">5. 情感值的计算。此步骤需要预定义情感词以及副词的取值，这一步比较主观，因此可能会对实验结果造成比较大的影响。但是考虑到不同用户的打分标准也有差异，比方说A觉得产品特别好，B觉得产品一般，所以综合下来，这种主观性可能影响也不是很大。</text:p>
      <text:p text:style-name="P2">6. 可视化实验结果。本实验仅采用了柱状图一种形式，实际还有相当多样的描述形式。</text:p>
      <text:h text:style-name="Heading_20_1" text:outline-level="1">实验结果</text:h>
      <text:h text:style-name="Heading_20_1" text:outline-level="1">展望</text:h>
      <text:p text:style-name="P2">1. 从实验方法上来看，还有很大的提升空间。基于词性标注的方法，缺陷在于依赖于特定的模式，没有办法分析语义，根据语义去判断情感取向（如：质量真的是日了狗了）。基于语义分析应该是很不错的拓展方向，这种方法的适用面更加广泛<text:span text:style-name="T2">。</text:span></text:p>
      <text:p text:style-name="P2">2. 代码的实现层面，还值得好好优化和封装，写得很乱。多加几个平台的数据进来<text:span text:style-name="T2">，代码要修改挺长时间才能跑。</text:span></text:p>
      <text:p text:style-name="P2"><text:soft-page-break/>3. 实验的可拓展性层面小<text:span text:style-name="T2">，可应用范围窄。不能指望用这种方式去分析新闻类的评论，因为新闻类的评论特征词汇更少，语言的表述更加灵活，意味着基于特征词情感词这种提取模式作用很有限，可能会在提取过程中丢掉绝大部分评论信息，达不到分析與情的效果。</text:span></text:p>
      <text:p text:style-name="P3">4. 评论数据的预处理工作，其实是很值得做一做的。填补一些残缺的信息(如：不错，很不错可以理解为是在说产品质量不错，这些词就可以替换为产品不错)，删除一些产品无关的信息（如：哈哈哈哈哈哈、红红火火恍恍惚惚），还有其他方面再想想。</text:p>
      <text:p text:style-name="P3"><text:tab/>综合来看，1、3属于大方向、方法上的改进，有难度; 2、4是应该后期努力的方向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2T20:00:36.860996058</dc:date>
    <meta:editing-duration>PT12M26S</meta:editing-duration>
    <meta:editing-cycles>1</meta:editing-cycles>
    <meta:document-statistic meta:table-count="0" meta:image-count="0" meta:object-count="0" meta:page-count="2" meta:paragraph-count="23" meta:word-count="1007" meta:character-count="1101" meta:non-whitespace-character-count="1045"/>
    <meta:generator>LibreOffice/5.1.6.2$Linux_X86_64 LibreOffice_project/10m0$Build-2</meta:generator>
  </office:meta>
</office:document-meta>
</file>